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43876" officeooo:paragraph-rsid="00143876"/>
    </style:style>
    <style:style style:name="P8" style:family="paragraph" style:parent-style-name="Table_20_Contents">
      <style:text-properties officeooo:rsid="0015eff6" officeooo:paragraph-rsid="0015eff6"/>
    </style:style>
    <style:style style:name="P9" style:family="paragraph" style:parent-style-name="Table_20_Contents">
      <style:text-properties officeooo:rsid="001940d1" officeooo:paragraph-rsid="001940d1"/>
    </style:style>
    <style:style style:name="P10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1" style:family="paragraph" style:parent-style-name="Table_20_Contents">
      <style:text-properties officeooo:rsid="0016db32" officeooo:paragraph-rsid="0016db32"/>
    </style:style>
    <style:style style:name="P12" style:family="paragraph" style:parent-style-name="Table_20_Contents">
      <style:text-properties officeooo:rsid="0019c0ec" officeooo:paragraph-rsid="0019c0e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c0e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0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8">$ cat archivo </text:p>
            <text:p text:style-name="P8">abcdefghijABCDEFGHIJ</text:p>
            <text:p text:style-name="P8">$ od -c archivo </text:p>
            <text:p text:style-name="P8">0000000 <text:s text:c="2"/>a <text:s text:c="2"/>b <text:s text:c="2"/>c <text:s text:c="2"/>d <text:s text:c="2"/>e <text:s text:c="2"/>f <text:s text:c="2"/>g <text:s text:c="2"/>h <text:s text:c="2"/>i <text:s text:c="2"/>j <text:s/>\0 <text:s/>\0 <text:s/>\0 <text:s/>\0 <text:s/>\0 <text:s/>\0</text:p>
            <text:p text:style-name="P8">0000020 <text:s/>\0 <text:s/>\0 <text:s/>\0 <text:s/>\0 <text:s/>\0 <text:s/>\0 <text:s/>\0 <text:s/>\0 <text:s/>\0 <text:s/>\0 <text:s/>\0 <text:s/>\0 <text:s/>\0 <text:s/>\0 <text:s/>\0 <text:s/>\0</text:p>
            <text:p text:style-name="P8">0000040 <text:s/>\0 <text:s/>\0 <text:s/>\0 <text:s/>\0 <text:s/>\0 <text:s/>\0 <text:s/>\0 <text:s/>\0 <text:s text:c="2"/>A <text:s text:c="2"/>B <text:s text:c="2"/>C <text:s text:c="2"/>D <text:s text:c="2"/>E <text:s text:c="2"/>F <text:s text:c="2"/>G <text:s text:c="2"/>H</text:p>
            <text:p text:style-name="P8">0000060 <text:s text:c="2"/>I <text:s text:c="2"/>J</text:p>
            <text:p text:style-name="P8">0000062</text:p>
            <text:p text:style-name="Table_20_Contents"/>
            <text:p text:style-name="Table_20_Contents"/>
            <text:p text:style-name="P11">El programa escribe en un archivo dos cadenas de caracteres, <text:span text:style-name="T3">pero deja un hueco vacío entre una cadena y otra.</text:span></text:p>
            <text:p text:style-name="P12">Usando cat se muestran las dos cadenas que contiene el archivo y con od -c se muestra todo el contenido de la memoria de ese archivo, es decir, los huecos vacíos que se encuentran entre las dos cadenas se muestran como nulos.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">Introduces como parametro el nombre de un archivo y nos dice el tipo de archivo que es, ya sea regular, directorio… etc</text:p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9">#define S_ISREG2(mode) (mode &amp; S_IFMT == S_IFREG)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meta:creation-date>2011-10-05T09:46:35</meta:creation-date>
    <dc:date>2016-11-04T16:37:22.580615133</dc:date>
    <meta:print-date>2011-10-06T10:39:21</meta:print-date>
    <meta:editing-cycles>187</meta:editing-cycles>
    <meta:editing-duration>PT23H18M6S</meta:editing-duration>
    <meta:document-statistic meta:table-count="10" meta:image-count="1" meta:object-count="0" meta:page-count="3" meta:paragraph-count="29" meta:word-count="305" meta:character-count="1693" meta:non-whitespace-character-count="1335"/>
    <meta:user-defined meta:name="Información 1"/>
    <meta:user-defined meta:name="Información 2"/>
    <meta:user-defined meta:name="Información 3"/>
    <meta:user-defined meta:name="Información 4"/>
  </office:meta>
</office:document-meta>
</file>